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Static 1GB</text:p>
          </table:table-cell>
          <table:table-cell table:number-columns-repeated="5"/>
        </table:table-row>
        <table:table-row table:style-name="ro1">
          <table:table-cell office:value-type="string">
            <text:p>Dynamic 128MB</text:p>
          </table:table-cell>
          <table:table-cell table:number-columns-repeated="2"/>
          <table:table-cell office:value-type="string">
            <text:p>NVIDIA</text:p>
          </table:table-cell>
          <table:table-cell office:value-type="string">
            <text:p>Gdev w/o reserved memory</text:p>
          </table:table-cell>
          <table:table-cell office:value-type="string">
            <text:p>Gdev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96.307007">
            <text:p>396.307007</text:p>
          </table:table-cell>
          <table:table-cell office:value-type="float" office:value="399.807007">
            <text:p>399.807007</text:p>
          </table:table-cell>
          <table:table-cell office:value-type="float" office:value="397.013">
            <text:p>397.01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794.870972">
            <text:p>794.870972</text:p>
          </table:table-cell>
          <table:table-cell office:value-type="float" office:value="793.713989">
            <text:p>793.713989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192.491943">
            <text:p>1192.491943</text:p>
          </table:table-cell>
          <table:table-cell office:value-type="float" office:value="1240.001953">
            <text:p>1240.00195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1610.730957">
            <text:p>1610.730957</text:p>
          </table:table-cell>
          <table:table-cell office:value-type="float" office:value="1818.985962">
            <text:p>1818.985962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2358.424072">
            <text:p>2358.424072</text:p>
          </table:table-cell>
          <table:table-cell office:value-type="float" office:value="2404.288086">
            <text:p>2404.28808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3092.804932">
            <text:p>3092.804932</text:p>
          </table:table-cell>
          <table:table-cell office:value-type="float" office:value="2995.547119">
            <text:p>2995.54711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3805.790039">
            <text:p>3805.790039</text:p>
          </table:table-cell>
          <table:table-cell office:value-type="float" office:value="3581.423096">
            <text:p>3581.42309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4548.358887">
            <text:p>4548.358887</text:p>
          </table:table-cell>
          <table:table-cell office:value-type="float" office:value="4153.758789">
            <text:p>4153.75878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1/02/2012</text:date>, <text:time>14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2-01-01T11:25:34</meta:creation-date>
    <dc:date>2012-01-02T14:10:04</dc:date>
    <dc:creator>Shinpei Kato</dc:creator>
    <meta:editing-duration>PT14M56S</meta:editing-duration>
    <meta:editing-cycles>5</meta:editing-cycles>
    <meta:generator>LibreOffice/3.3$Unix LibreOffice_project/330m19$Build-301</meta:generator>
    <meta:document-statistic meta:table-count="3" meta:cell-count="30" meta:object-count="0"/>
  </office:meta>
</office:document-meta>
</file>